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8B0000006689663D0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677cm" svg:height="2.698cm" svg:x="0.923cm" svg:y="1cm">
          <draw:image xlink:href="Pictures/100000000000008B0000006689663D0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6-26T16:20:05</dc:date>
    <meta:generator>NeoOffice/3.2015.7$Unix OpenOffice.org_project/</meta:generator>
    <meta:editing-duration>PT00H12M04S</meta:editing-duration>
    <meta:editing-cycles>19</meta:editing-cycles>
    <meta:document-statistic meta:object-count="1"/>
  </office:meta>
</office:document-meta>
</file>